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b2d" officeooo:paragraph-rsid="001beb2d"/>
    </style:style>
    <style:style style:name="T1" style:family="text">
      <style:text-properties officeooo:rsid="001db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es ANSI recognize the data type DATE ?</text:p>
      <text:p text:style-name="P1">ANS. <text:span text:style-name="T1">NO</text:span>, ANSI <text:span text:style-name="T1">does not </text:span>support D<text:span text:style-name="T1">ATE</text:span> data type.</text:p>
      <text:p text:style-name="P1"/>
      <text:p text:style-name="P1">2. Which subdivision of sql is used to insert values in table?</text:p>
      <text:p text:style-name="P1">ANS. Insert command is used in sql to insert values in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00:32.553293466</meta:creation-date>
    <dc:date>2023-09-11T22:17:20.342113428</dc:date>
    <meta:editing-duration>PT8M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4" meta:word-count="42" meta:character-count="212" meta:non-whitespace-character-count="174"/>
  </office:meta>
</office:document-meta>
</file>